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2EFD9982BAE4A0FDE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.43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754cm" svg:height="11.275cm" svg:x="0.1cm" svg:y="0.389cm">
          <draw:image xlink:href="Pictures/10000000000003E7000002EFD9982BAE4A0FDE87.png" xlink:type="simple" xlink:show="embed" xlink:actuate="onLoad">
            <text:p text:style-name="P1">ﾧ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11:13:12.783000000</dc:date>
    <meta:editing-duration>PT2M31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